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ur le type trajet:</text:p>
      <text:p text:style-name="Standard"/>
      <text:p text:style-name="Standard">Invariants:</text:p>
      <text:p text:style-name="Standard"/>
      <text:p text:style-name="Standard"><text:tab/><text:span text:style-name="T1">context</text:span> t:trajet <text:span text:style-name="T1">inv</text:span>:</text:p>
      <text:p text:style-name="Standard"><text:tab/><text:tab/>t.duree &gt; 0</text:p>
      <text:p text:style-name="Standard"><text:tab/><text:tab/></text:p>
      <text:p text:style-name="Standard"><text:tab/><text:span text:style-name="T1">context</text:span> t:trajet <text:span text:style-name="T1">inv</text:span>:</text:p>
      <text:p text:style-name="Standard"><text:tab/><text:tab/>t.distance &gt; 0</text:p>
      <text:p text:style-name="Standard"/>
      <text:p text:style-name="Standard">Pre et post conditions:</text:p>
      <text:p text:style-name="Standard"/>
      <text:p text:style-name="Standard"><text:tab/><text:span text:style-name="T1">context </text:span><text:span text:style-name="T2">calculerDistance(routes Route) : Integer</text:span></text:p>
      <text:p text:style-name="Standard"><text:span text:style-name="T2"><text:tab/></text:span></text:p>
      <text:p text:style-name="Standard"><text:span text:style-name="T2"><text:tab/></text:span><text:span text:style-name="T1">post</text:span><text:span text:style-name="T2">: result &gt; 0</text:span></text:p>
      <text:p text:style-name="Standard"><text:span text:style-name="T2"/></text:p>
      <text:p text:style-name="Standard"><text:span text:style-name="T1"><text:tab/>context </text:span><text:span text:style-name="T2">calculerTemps(routes Route) : Integer</text:span></text:p>
      <text:p text:style-name="Standard"><text:span text:style-name="T2"/></text:p>
      <text:p text:style-name="Standard"><text:span text:style-name="T2"><text:tab/></text:span><text:span text:style-name="T1">post</text:span><text:span text:style-name="T2">: result &gt; 0</text:span></text:p>
      <text:p text:style-name="Standard"><text:span text:style-name="T2"/></text:p>
      <text:p text:style-name="Standard"><text:span text:style-name="T2"><text:tab/></text:span><text:span text:style-name="T1">context </text:span><text:span text:style-name="T2">calculerPrix(routes Route) : Integer</text:span></text:p>
      <text:p text:style-name="Standard"><text:span text:style-name="T2"/></text:p>
      <text:p text:style-name="Standard"><text:span text:style-name="T2"><text:tab/></text:span><text:span text:style-name="T1">post</text:span><text:span text:style-name="T2">: result &gt;= 0</text:span></text:p>
      <text:p text:style-name="Standard"><text:span text:style-name="T2"/></text:p>
      <text:p text:style-name="Standard"><text:span text:style-name="T1"><text:tab/>context </text:span><text:span text:style-name="T2">calculerVolumeCO2(routes Route, vehicule Vehicule) : Integer</text:span></text:p>
      <text:p text:style-name="Standard"><text:span text:style-name="T2"/></text:p>
      <text:p text:style-name="Standard"><text:span text:style-name="T2"><text:tab/></text:span><text:span text:style-name="T1">post </text:span><text:span text:style-name="T2">result &gt; 0</text:span></text:p>
      <text:p text:style-name="Standard"><text:span text:style-name="T2"/></text:p>
      <text:p text:style-name="Standard"><text:span text:style-name="T2"><text:tab/></text:span><text:span text:style-name="T1">context </text:span><text:span text:style-name="T2">notifierParametresNonRespectes() </text:span></text:p>
      <text:p text:style-name="Standard"><text:span text:style-name="T2"/></text:p>
      <text:p text:style-name="Standard"><text:span text:style-name="T1"><text:tab/>context </text:span><text:span text:style-name="T2">notifierRouler2Heures(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5M52S</meta:editing-duration>
    <meta:editing-cycles>17</meta:editing-cycles>
    <meta:generator>OpenOffice/4.1.1$Win32 OpenOffice.org_project/411m6$Build-9775</meta:generator>
    <dc:date>2019-02-23T17:59:00.55</dc:date>
    <dc:creator>Marc-Alain Petit</dc:creator>
    <meta:document-statistic meta:table-count="0" meta:image-count="0" meta:object-count="0" meta:page-count="1" meta:paragraph-count="19" meta:word-count="63" meta:character-count="482"/>
    <meta:user-defined meta:name="Info 1"/>
    <meta:user-defined meta:name="Info 2"/>
    <meta:user-defined meta:name="Info 3"/>
    <meta:user-defined meta:name="Info 4"/>
  </office:meta>
</office:document-meta>
</file>